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scripts/>
  <office:font-face-decls>
    <style:font-face style:name="Aerial Mono" svg:font-family="'Aerial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Heading_20_1" style:list-style-name="">
      <style:paragraph-properties fo:line-height="0.499cm" fo:text-align="center" style:justify-single-word="false"/>
      <style:text-properties style:font-name="Aerial Mono" fo:font-size="10pt" officeooo:rsid="001f1bad" officeooo:paragraph-rsid="001f1bad" style:font-size-asian="10pt" style:font-size-complex="10pt"/>
    </style:style>
    <style:style style:name="P2" style:family="paragraph" style:parent-style-name="Text_20_body">
      <style:paragraph-properties fo:line-height="0.499cm" fo:text-align="center" style:justify-single-word="false"/>
      <style:text-properties style:font-name="Arial" fo:font-size="12pt" officeooo:rsid="001f1bad" officeooo:paragraph-rsid="001f1bad" fo:background-color="transparent" style:font-size-asian="12pt" style:font-size-complex="12pt"/>
    </style:style>
    <style:style style:name="P3" style:family="paragraph" style:parent-style-name="Text_20_body">
      <loext:graphic-properties draw:fill="none" draw:fill-color="#ffffff"/>
      <style:paragraph-properties fo:line-height="0.499cm" fo:text-align="center" style:justify-single-word="false" fo:background-color="transparent"/>
      <style:text-properties style:font-name="Arial" fo:font-size="12pt" officeooo:rsid="001f1bad" officeooo:paragraph-rsid="001f2472" fo:background-color="transparent" style:font-size-asian="12pt" style:font-size-complex="12pt"/>
    </style:style>
    <style:style style:name="P4" style:family="paragraph" style:parent-style-name="Text_20_body">
      <style:paragraph-properties fo:line-height="0.499cm" fo:text-align="center" style:justify-single-word="false"/>
      <style:text-properties style:font-name="Arial" fo:font-size="10pt" officeooo:rsid="001f2472" officeooo:paragraph-rsid="001f2472" fo:background-color="transparent" style:font-size-asian="10pt" style:font-size-complex="10pt"/>
    </style:style>
    <style:style style:name="P5" style:family="paragraph" style:parent-style-name="Text_20_body">
      <style:paragraph-properties fo:line-height="0.499cm"/>
      <style:text-properties style:font-name="Arial" fo:font-size="10pt" officeooo:rsid="001f2472" officeooo:paragraph-rsid="001f2472" fo:background-color="transparent" style:font-size-asian="10pt" style:font-size-complex="10pt"/>
    </style:style>
    <style:style style:name="P6" style:family="paragraph" style:parent-style-name="Text_20_body">
      <style:paragraph-properties fo:line-height="0.499cm" fo:text-align="center" style:justify-single-word="false"/>
      <style:text-properties style:font-name="Arial" fo:font-size="10pt" officeooo:rsid="001f2472" officeooo:paragraph-rsid="001f2472" fo:background-color="transparent" style:font-size-asian="10pt" style:font-size-complex="10pt"/>
    </style:style>
    <style:style style:name="P7" style:family="paragraph" style:parent-style-name="Text_20_body">
      <style:paragraph-properties fo:line-height="0.499cm"/>
      <style:text-properties style:font-name="Arial" fo:font-size="10pt" officeooo:rsid="001f1bad" officeooo:paragraph-rsid="001f1bad" fo:background-color="transparent" style:font-size-asian="10pt" style:font-size-complex="10pt"/>
    </style:style>
    <style:style style:name="P8" style:family="paragraph" style:parent-style-name="Text_20_body">
      <style:paragraph-properties fo:line-height="2.701cm"/>
      <style:text-properties style:font-name="Arial" fo:font-size="10pt" officeooo:rsid="001f1bad" officeooo:paragraph-rsid="001f1bad" fo:background-color="transparent" style:font-size-asian="10pt" style:font-size-complex="10pt"/>
    </style:style>
    <style:style style:name="P9" style:family="paragraph" style:parent-style-name="Text_20_body">
      <style:paragraph-properties fo:line-height="0.499cm" fo:text-align="center" style:justify-single-word="false"/>
      <style:text-properties style:font-name="Arial" fo:font-size="10pt" officeooo:rsid="001f1bad" officeooo:paragraph-rsid="001f1bad" style:font-size-asian="10pt" style:font-size-complex="10pt"/>
    </style:style>
    <style:style style:name="P10" style:family="paragraph" style:parent-style-name="Text_20_body">
      <style:paragraph-properties fo:line-height="0.499cm" fo:text-align="justify" style:justify-single-word="false"/>
      <style:text-properties style:font-name="Arial" fo:font-size="10pt" officeooo:rsid="001f1bad" officeooo:paragraph-rsid="001f2472" style:font-size-asian="10pt" style:font-size-complex="10pt"/>
    </style:style>
    <style:style style:name="P11" style:family="paragraph" style:parent-style-name="Text_20_body">
      <style:paragraph-properties fo:line-height="0.499cm" fo:text-align="justify" style:justify-single-word="false"/>
      <style:text-properties style:font-name="Arial" fo:font-size="10pt" officeooo:rsid="001f1bad" officeooo:paragraph-rsid="001f1bad" style:font-size-asian="10pt" style:font-size-complex="10pt"/>
    </style:style>
    <style:style style:name="P12" style:family="paragraph" style:parent-style-name="Text_20_body">
      <loext:graphic-properties draw:fill="none" draw:fill-color="#ffffff"/>
      <style:paragraph-properties fo:line-height="0.499cm" fo:text-align="start" style:justify-single-word="false" fo:background-color="transparent"/>
      <style:text-properties fo:color="#000000" loext:opacity="100%" style:font-name="Arial" fo:font-size="10pt" officeooo:rsid="001f1bad" officeooo:paragraph-rsid="001f2472" fo:background-color="transparent" style:font-size-asian="10pt" style:font-size-complex="10pt"/>
    </style:style>
    <style:style style:name="T1" style:family="text">
      <style:text-properties officeooo:rsid="001f2472"/>
    </style:style>
    <style:style style:name="T2" style:family="text">
      <style:text-properties style:font-name="Arial" fo:font-size="12pt" fo:background-color="#ffd7d7" loext:char-shading-value="0" style:font-size-asian="12pt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2pt" fo:background-color="#ffd7d7" loext:char-shading-value="0" style:font-size-asian="12pt" style:font-size-complex="12pt"/>
    </style:style>
    <style:style style:name="T6" style:family="text">
      <style:text-properties fo:font-size="12pt" fo:background-color="transparent" loext:char-shading-value="0" style:font-size-asian="12pt" style:font-size-complex="12pt"/>
    </style:style>
    <style:style style:name="T7" style:family="text">
      <style:text-properties fo:font-size="12pt" fo:background-color="transparent" loext:char-shading-value="0" style:font-size-asian="12pt" style:font-size-complex="12pt"/>
    </style:style>
    <style:style style:name="T8" style:family="text">
      <style:text-properties officeooo:rsid="0021ee6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8">Currículo</text:span></text:h>
      <text:p text:style-name="P10">Nome: Maria Isabella dos Santos Silva</text:p>
      <text:p text:style-name="P10">Endereço: Vale Verde – Ipaba</text:p>
      <text:p text:style-name="P11">E-mail:</text:p>
      <text:p text:style-name="P11">Linkedin:</text:p>
      <text:p text:style-name="P11">Data de nasc<text:span text:style-name="T1">imento</text:span>:14/01/2010</text:p>
      <text:p text:style-name="P11">Idade: 23</text:p>
      <text:p text:style-name="P9"><text:s/><text:span text:style-name="T7"><text:s/>Objetivo <text:s/></text:span></text:p>
      <text:p text:style-name="P12">Ingressar no mercado de trabalho e aplicar meus conhecimentos acadêmicos e experiencias em pscologia, contribuindo para o crescimento da unidade hospitalar enquento evoluo profissional e pessoalmente.</text:p>
      <text:p text:style-name="P3">Formação acadêmica</text:p>
      <text:p text:style-name="P7">Doutorado: Psicologia </text:p>
      <text:p text:style-name="P7">Universidade: Harvard – Estados Unidos</text:p>
      <text:p text:style-name="P7">Conclusão: 07/05/2032</text:p>
      <text:p text:style-name="P7">Principal disciplina: Neuropsicologia</text:p>
      <text:p text:style-name="P7">Projeto realizado: Palestras sobre saúde mental</text:p>
      <text:p text:style-name="P7">Curso técnico: Enfermagem</text:p>
      <text:p text:style-name="P7">Escola técnica: Estácio – EAD</text:p>
      <text:p text:style-name="P7">Conclusão: 17/11/2029</text:p>
      <text:p text:style-name="P7">Principal disciplina: Anatomia</text:p>
      <text:p text:style-name="P7">Projeto realizado: Realizei palestras sobre saúde e a importância das vacinas </text:p>
      <text:p text:style-name="P7">Ensino médio: Técnico profissionalizante</text:p>
      <text:p text:style-name="P7">Escola: Escola Estadual Emília Cabral Mota</text:p>
      <text:p text:style-name="P7">Conclusão: 2027</text:p>
      <text:p text:style-name="P7">Principal disciplina: Matemática, Inglês e Biologia</text:p>
      <text:p text:style-name="P8">Projeto realizado: Murais e apresentações sobre campanhas e feriados</text:p>
      <text:p text:style-name="P2"><text:soft-page-break/>Experiência profissional</text:p>
      <text:p text:style-name="P5">Estágio: Cuidadora</text:p>
      <text:p text:style-name="P5">Empresa: Hospital MC Lean – Cambridge Massachussets</text:p>
      <text:p text:style-name="P5">Período:2028-2030</text:p>
      <text:p text:style-name="P5">Aprendizado: a forma correta de lidar com pessoas com problemas psiquiátricos</text:p>
      <text:p text:style-name="P5">Primeiro emprego: Psicóloga</text:p>
      <text:p text:style-name="P5">Empresa: Hospital MC Lean – Cambridge, Massachussets</text:p>
      <text:p text:style-name="P5">Aprendizado: Lidar com pessoas em fortes crises e surtos</text:p>
      <text:p text:style-name="P5">Período: 2031 – 2032</text:p>
      <text:p text:style-name="P6"><text:s/><text:span text:style-name="T4">Qualificações e competências</text:span></text:p>
      <text:p text:style-name="P5">- Inglês fluente</text:p>
      <text:p text:style-name="P5">-Italiano intermediário</text:p>
      <text:p text:style-name="P5">-Espanhol intermediário</text:p>
      <text:p text:style-name="P5">-Francês intermediário</text:p>
      <text:p text:style-name="P5">-Comunicação clara e empática</text:p>
      <text:p text:style-name="P5">-Bom trabalho solo</text:p>
      <text:p text:style-name="P5">-Fácil aprendizado</text:p>
      <text:p text:style-name="P5">-Raciocínio lógico e resolução de problemas </text:p>
      <text:p text:style-name="P5">-Aplicar medicamento em pessoas em surtos psicóticos</text:p>
      <text:p text:style-name="P6"><text:s/><text:span text:style-name="T4">Certificações</text:span></text:p>
      <text:p text:style-name="P5">Curso técnico em informática – E.E.E.C.M.</text:p>
      <text:p text:style-name="P5">Doutorado em psicologia – Harvard</text:p>
      <text:p text:style-name="P5">Técnico em enfermagem – Estácio</text:p>
      <text:p text:style-name="P4"><text:s/><text:span text:style-name="T3">Informações adicionais</text:span></text:p>
      <text:p text:style-name="P5">Intercâmbio – Estados Unidos</text:p>
      <text:p text:style-name="P5">Aluno destaque 9º ano do ensino fundamental</text:p>
      <text:p text:style-name="P5">Medalha de ouro OBMEP 202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field="urn:openoffice:names:experimental:ooo-ms-interop:xmlns:field:1.0" xmlns:number="urn:oasis:names:tc:opendocument:xmlns:datastyle:1.0" xmlns:meta="urn:oasis:names:tc:opendocument:xmlns:meta:1.0" xmlns:loext="urn:org:documentfoundation:names:experimental:office:xmlns:loext:1.0" office:version="1.3">
  <office:font-face-decls>
    <style:font-face style:name="Aerial Mono" svg:font-family="'Aerial Mono'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loext:opacity="0%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order="2.24pt solid #000000" fo:padding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3T10:42:43.538386811</meta:creation-date>
    <dc:title>Documento modelo</dc:title>
    <meta:editing-duration>PT1H57M54S</meta:editing-duration>
    <meta:editing-cycles>5</meta:editing-cycles>
    <meta:generator>LibreOffice/7.4.7.2$Linux_X86_64 LibreOffice_project/40$Build-2</meta:generator>
    <dc:date>2025-05-30T13:56:50.167749964</dc:date>
    <meta:document-statistic meta:table-count="0" meta:image-count="0" meta:object-count="0" meta:page-count="2" meta:paragraph-count="52" meta:word-count="222" meta:character-count="1777" meta:non-whitespace-character-count="1587"/>
    <meta:template xlink:type="simple" xlink:actuate="onRequest" xlink:title="Documento modelo" xlink:href="../../Modelos/Documento%20modelo.ott" meta:date="2025-05-23T10:42:42.585410324"/>
  </office:meta>
</office:document-meta>
</file>